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text-properties fo:font-size="18pt" style:font-size-asian="18pt" style:font-size-complex="18pt"/>
    </style:style>
    <style:style style:name="P2" style:family="paragraph" style:parent-style-name="Standard">
      <style:paragraph-properties fo:margin-left="0.953cm" fo:margin-right="0.979cm" fo:line-height="115%" fo:text-align="justify" style:justify-single-word="false" fo:text-indent="1.005cm" style:auto-text-indent="false" fo:break-before="auto" fo:break-after="auto" style:writing-mode="lr-tb"/>
    </style:style>
    <style:style style:name="P3" style:family="paragraph" style:parent-style-name="Standard">
      <style:paragraph-properties fo:margin-left="0.953cm" fo:margin-right="0.979cm" fo:line-height="115%" fo:text-align="justify" style:justify-single-word="false" fo:text-indent="1.005cm" style:auto-text-indent="false" fo:break-before="auto" fo:break-after="auto" style:writing-mode="lr-tb"/>
      <style:text-properties fo:font-size="12pt" style:font-size-asian="12pt" style:font-size-complex="12pt"/>
    </style:style>
    <style:style style:name="P4" style:family="paragraph" style:parent-style-name="Standard">
      <style:paragraph-properties fo:margin-left="0.953cm" fo:margin-right="0.979cm" fo:line-height="115%" fo:text-align="justify" style:justify-single-word="false" fo:text-indent="1.005cm" style:auto-text-indent="false" fo:break-before="auto" fo:break-after="auto" style:writing-mode="lr-tb"/>
      <style:text-properties fo:font-size="12pt" fo:font-weight="bold" style:font-size-asian="12pt" style:font-weight-asian="bold" style:font-size-complex="12pt" style:font-weight-complex="bold"/>
    </style:style>
    <style:style style:name="P5" style:family="paragraph" style:parent-style-name="Standard">
      <style:paragraph-properties fo:margin-left="0.953cm" fo:margin-right="0.979cm" fo:line-height="115%" fo:text-align="justify" style:justify-single-word="false" fo:text-indent="1.005cm" style:auto-text-indent="false" fo:break-before="auto" fo:break-after="auto" style:writing-mode="lr-tb"/>
      <style:text-properties fo:color="#525252" fo:font-size="10pt" fo:background-color="#ffffff" style:font-size-asian="10pt" style:font-size-complex="10pt"/>
    </style:style>
    <style:style style:name="P6" style:family="paragraph" style:parent-style-name="Standard">
      <style:paragraph-properties fo:margin-left="0cm" fo:margin-right="0.979cm" fo:line-height="115%" fo:text-align="justify"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7" style:family="paragraph" style:parent-style-name="Standard" style:master-page-name="Standard">
      <style:paragraph-properties fo:line-height="115%" fo:text-align="center" style:justify-single-word="false" style:page-number="auto" fo:break-before="auto" fo:break-after="auto" style:writing-mode="lr-tb"/>
    </style:style>
    <style:style style:name="P8" style:family="paragraph" style:parent-style-name="Standard" style:list-style-name="LS1">
      <style:paragraph-properties fo:margin-left="0cm" fo:margin-right="0.979cm" fo:margin-top="0cm" fo:margin-bottom="0cm" loext:contextual-spacing="false" fo:line-height="115%" fo:text-align="justify" style:justify-single-word="false" fo:text-indent="0cm" style:auto-text-indent="false" fo:break-before="auto" fo:break-after="auto" style:writing-mode="lr-tb"/>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color="#1155cc" fo:font-size="10pt" style:text-underline-style="solid" style:text-underline-width="auto" style:text-underline-color="font-color" fo:background-color="#ffffff" loext:char-shading-value="0"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MLP:CCG – jak złożyć grywalną talię</text:span></text:p>
      <text:p text:style-name="P1"/>
      <text:p text:style-name="P2"><text:span text:style-name="T2">Niedawna premiera nowego rozszerzenia do kucykowej karcianki MLP:CCG, zatytułowanego „Equestrian Odysseys”, jest doskonałą okazją do rozpoczęcia przygody z tą grą. Nowe karty zmieniają balans rozgrywki, a wiele z nich jest po prostu wzmocnionymi wersjami kart wydanych wcześniej. To sprawia, że nowi gracze mają szansę dość szybko nawiązać rywalizację z tymi, którzy zbierają karty już od dłuższego czasu. </text:span></text:p>
      <text:p text:style-name="P2"><text:span text:style-name="T2">Niniejszy poradnik jest skierowany głównie do początkujących graczy i opisuje kilka zagadnień związanych ze składaniem talii do gry.</text:span></text:p>
      <text:p text:style-name="P3"/>
      <text:list xml:id="list1758742108273682387" text:style-name="LS1">
        <text:list-item>
          <text:p text:style-name="P8"><text:span text:style-name="T2">45 kart</text:span></text:p>
        </text:list-item>
      </text:list>
      <text:p text:style-name="P6"/>
      <text:p text:style-name="P2"><text:span text:style-name="T2">Mimo że zasady MLP:CCG nie określają górnej granicy liczby kart w talii, zawsze powinno być ich 45. Dlaczego? Załóżmy, że w talii znajdują się trzy sztuki potrzebnej nam karty. Szansa na znalezienie jednej z nich po dobraniu jedenastu kart (czyli w piątej turze) dla talii z czterdziestoma pięcioma kartami to 58%, a dla np. sześćdziesięciu kart jest to 46%. Czyli szansa na dobranie pożądanej karty jest o ok. ⅕ mniejsza. </text:span></text:p>
      <text:p text:style-name="P2"><text:span text:style-name="T2">Jeśli chodzi o relację między liczbą przyjaciół a pozostałych kart, to pół na pół (24-21 przyjaciół i 21-24 pozostałych) działa dobrze.</text:span></text:p>
      <text:p text:style-name="P3"/>
      <text:p text:style-name="P2"><text:span text:style-name="T2">2. Kolory i wymagania wejściowe</text:span></text:p>
      <text:p text:style-name="P6"/>
      <text:p text:style-name="P2"><text:span text:style-name="T2">O możliwości zagrania wybranej karty decydują jej wymagania odnośnie mocy i koloru. W początkowej fazie gry są potrzebni przyjaciele z wymaganiem 1 mocy w kolorze naszego Mane i bez wymagań w kolorze pomocniczym. Takie karty będę nazywał kartami startowymi. Dopiero wprowadzenie ich na stół umożliwi wprowadzenie kart użytkowych, które będą stanowić silnik naszej talii, zdobywać punkty i wygrywać faceoffy. </text:span></text:p>
      <text:p text:style-name="P2"><text:span text:style-name="T2">Idealna talia powinna mieć możliwie najmniej kart startowych (aby zostawić miejsce na te silniejsze, użytkowe), jednak z drugiej strony musi dawać pewność skonfrontowania problemu startowego gracza lub przeciwnika najpóźniej w drugiej turze. Dla mnie oznacza to, że dobierając siedem kart, muszę dostać cztery punkty siły w przyjaciołach bez wymagań (obecnie większość graczy używa problemów startowych, które wymagają 1+1 dla właściciela i 4 dla przeciwnika). </text:span></text:p>
      <text:p text:style-name="P2"><text:span text:style-name="T2">Do niedawna oznaczało to konieczność wyciągnięcia dwóch przyjaciół o mocy 2. Rozszerzenie „Equestrian Odysseys” wprowadziło przyjaciół o mocy 4 bez wymagań odnośnie koloru. To oznacza, że wystarczy dobrać jedną taką kartę, aby w znacznej części przypadków móc skonfrontować problem przeciwnika (oczywiście grając takimi </text:span><text:soft-page-break/><text:span text:style-name="T2">kartami, należy odpowiednio dobrać własny problem – konfrontowanie problemu 1+1 kartami o mocy 4 byłoby bardzo nieefektywne).</text:span></text:p>
      <text:p text:style-name="P2"><text:span text:style-name="T2">Ostatecznie, dla kart o mocy 2, jeśli mamy ich w talii 12 (po 6 z każdego koloru), szansa na dobranie dwóch po wyciągnięciu sześciu kart wynosi ok. 51%. Nie jest źle, ale zamieńmy je na sześć kart o mocy 4 (po trzy z serii Cutie Mark Consultant). Wtedy potrzebna jest tylko jedna karta i prawdopodobieństwo jej wyciągnięcia po dobraniu sześciu wynosi ponad 59%. Dodatkowo zwalnia się sześć slotów w talii. Warto więc wykorzystać karty z nowego dodatku i dobrać do nich np. któryś z bezkolorowych problemów startowych, jakie również są częścią „Equestrian Odysseys”. </text:span></text:p>
      <text:p text:style-name="P2"><text:span text:style-name="T2">Osobiście wolę prawdopodobieństwa w okolicach 80%-90%, dlatego dla koloru pomocniczego mam zazwyczaj 8-9 przyjaciół startowych.</text:span></text:p>
      <text:p text:style-name="P2"><text:span text:style-name="T2">Kolejną kwestią, która decyduje o tym, ile będzie potrzebnych kart bez wymagań, jest sposób obracania postaci głównej na wzmocnioną stronę. Jeśli wybrana postać może zostać obrócona, np. poprzez dobranie kart (DJ Pon-3, Party Starter), czy zużycie Action Tokenów (Queen Chrysalis, Commanding Queen), to oczywiście kart startowych w kolorze Mane nie potrzeba wcale, bo od razu będą w grze 3 punkty mocy w tym kolorze. </text:span></text:p>
      <text:p text:style-name="P2"><text:span text:style-name="T2">Warto też pamiętać o kartach zdarzeń, które czasowo dodają drugi kolor dla znajdującego się w grze przyjaciela. Umożliwiają one wprowadzanie do gry kolejnych kart o większych wymaganiach, a przy tym mają moc większą niż 2, czyli zastępując najsłabszych startowych przyjaciół, zwiększają moc talii. Szczególnie godna uwagi jest karta „Makeover!”, której efekt utrzymuje się również w fazie zliczania punktów.</text:span></text:p>
      <text:p text:style-name="P3"/>
      <text:p text:style-name="P2"><text:span text:style-name="T2">3. Moc talii i elastyczność</text:span></text:p>
      <text:p text:style-name="P4"/>
      <text:p text:style-name="P2"><text:span text:style-name="T2">Moc talii to wartość określająca, jakiego wyniku można się spodziewać, dobierając kartę podczas faceoffa. Oczywiście im wyższa jest ta wartość, tym lepiej. </text:span></text:p>
      <text:p text:style-name="P2"><text:span text:style-name="T2">Najprościej byłoby po prostu zsumować moc wszystkich kart w talii i wyliczyć średnią, ale tak wyliczona wartość niewiele mówi. Można przecież złożyć talię, która składa się pół na pół z kart o mocy 1 i 6, dzięki czemu ma średnią moc 3,5. Tylko że podczas faceoffa nigdy nie uda się wyciągnąć ani trójki, ani czwórki. Dlatego warto skorzystać z innej miary, a mianowicie dominanty, czyli wartości oczekiwanej. Miara ta określa, jaka moc ma w naszej talii największe prawdopodobieństwo wystąpienia – jeśli np. najwięcej jest trójek, to wartością oczekiwaną jest 3. </text:span></text:p>
      <text:p text:style-name="P2"><text:span text:style-name="T2">Z praktyki wiadomo, że większość talii ma moc nieprzekraczającą 3,5. Należy więc dążyć do tego, aby karty o mocy 4 i więcej stanowiły co najmniej połowę naszej talii – czyli żeby wartość oczekiwana była nie mniejsza niż 4. Takie podejście zapewni sensowne szanse na zwycięstwo w faceoffie, jeżeli początkowe wartości są równe, czyli np. można </text:span><text:soft-page-break/><text:span text:style-name="T2">próbować pokonać troublemakera o mocy 5, mając samemu 5 punktów mocy na problemie.</text:span></text:p>
      <text:p text:style-name="P2"><text:span text:style-name="T2">Co to oznacza w praktyce? Wymiana w talii karty o mocy 6 na kartę o mocy 7 wiele nie daje (zakładając, że powodem wymiany była wyłącznie moc), natomiast każda karta o mocy 3 i mniejszej wymieniona na kartę o mocy 4 i więcej jest na wagę złota. </text:span></text:p>
      <text:p text:style-name="P2"><text:span text:style-name="T2">Jeden z możliwych sposobów realizowania tego założenia opisałem wyżej: zastępowanie słabych przyjaciół startowych kartami dodającymi lub zmieniającymi kolor postaci. </text:span></text:p>
      <text:p text:style-name="P2"><text:span text:style-name="T2">Oczywiście w miarę pojawiania się kolejnych dodatków i coraz silniejszych kart, ta graniczna moc będzie rosnąć. Być może, po upowszechnieniu się „Equestrian Odysseys”, graniczną wartością będzie 5, a nie 4.</text:span></text:p>
      <text:p text:style-name="P3"/>
      <text:p text:style-name="P2"><text:span text:style-name="T2">Elastyczność, którą też można określić jako szybkość talii, jest cechą przeciwstawną do mocy w takim sensie, że talia bardzo elastyczna zazwyczaj nie jest bardzo mocna. </text:span></text:p>
      <text:p text:style-name="P2"><text:span text:style-name="T2">Czynnikami określającymi elastyczność są wymagania i koszt wszystkich kart (nie tylko przyjaciół). Im więcej kart w talii ma niskie wymagania i niski koszt, tym szybciej można konfrontować problemy. Z drugiej strony, wśród kart o niskich wymaganiach i niskim koszcie raczej nie ma takich, które robią poważne zamieszanie na stole, a wygrywanie faceoffów takimi kartami może stać się trudne. Ostatecznie, wybór między szybkością a mocą jest kompromisem: karta o mocy i koszcie 4 jest bezużyteczna, kiedy mamy ją w ręku, a do skonfrontowania problemu brakuje dwóch punktów; karta o mocy i koszcie 1 jest bezużyteczna, kiedy leży w domu, a do jej przesunięcia potrzeba dwóch tokenów.</text:span></text:p>
      <text:p text:style-name="P3"/>
      <text:p text:style-name="P2"><text:span text:style-name="T2">4. Opłacalność kart</text:span></text:p>
      <text:p text:style-name="P4"/>
      <text:p text:style-name="P2"><text:span text:style-name="T2">Warto jest móc ocenić na pierwszy rzut oka, która karta jest bardziej efektywna.</text:span></text:p>
      <text:p text:style-name="P2"><text:span text:style-name="T2">Dla kart przyjaciół podstawowy wyznacznik to jeden punkt mocy za jeden Action Token. Każda dodatkowa zdolność (np. Studious) może podnosić koszt o jeden token, a każde wymaganie odnośnie koloru powinno koszt obniżać (w praktyce karty, które mają wymagania kolorystyczne, mają też dodatkowe umiejętności). Szczególnym przypadkiem są karty, których moc jest większa od kosztu. Karty te często nie mają dodatkowych umiejętności albo mają dodatkowe warunki utrudniające ich wprowadzenie (np.: Braeburn, Two left hooves). Są one godne uwagi, gdyż zwiększają elastyczność talii, nie zmniejszając jej mocy.</text:span></text:p>
      <text:p text:style-name="P2"><text:span text:style-name="T2">Trudnym do zmierzenia czynnikiem wpływającym na opłacalność karty jest jej użyteczność. Generalnie, jeśli karta jest kosztowna, to </text:span><text:soft-page-break/><text:span text:style-name="T2">powinna natychmiast przynosić korzyść poprzez zdobycie punktów albo zablokowanie przeciwnika. Karty takie jak np. Tree of Harmony, które w założeniu mają przynosić korzyść po czterech – pięciu turach w praktyce okazują się bezużyteczne, bo nie da się ich zagrać na początku gry, a rozgrywka nie trwa dostatecznie długo. </text:span></text:p>
      <text:p text:style-name="P2"><text:span text:style-name="T2">Niektóre karty natomiast zwracają się poprzez koszty poniesione przez przeciwnika. Np. dowolna karta, która straszy postać przeciwnika, w praktyce albo zmusza go do wydania dwóch tokenów, albo, jeśli wystraszona postać nie zostanie „odstraszona”, powoduje stratę tokenów zużytych na wprowadzenie tej postaci do gry. </text:span></text:p>
      <text:p text:style-name="P2"><text:span text:style-name="T2">Jeśli chodzi o zdarzenia i zasoby, to ich wartość można określić, odejmując koszt od mocy karty, natomiast dla troublemakerów od mocy należy odjąć koszt (zawsze 1), bonus za pokonanie i ewentualny wymuszony koszt (np. Timberwolf).</text:span></text:p>
      <text:p text:style-name="P3"/>
      <text:p text:style-name="P2"><text:span text:style-name="T2">5. Dobór problemów</text:span></text:p>
      <text:p text:style-name="P4"/>
      <text:p text:style-name="P2"><text:span text:style-name="T2">Załóżmy następującą sytuację: gramy talią różowo-fioletową. Naszym aktualnym problemem jest My Pinkie Sense is Tingling, do którego skonfrontowania potrzeba 4 mocy w różowym i 3 w nieróżowym. W domu mamy różowego Mane (3 punkty), a w ręku Apple Brown Betty (3 różu za 3 tokeny) i dwa Blue Moon (każdy po 2 fioletu za 2 tokeny). Wszystkie te karty są opłacalne (1 punkt mocy za 1 token), ale żeby skonfrontować nasz problem, potrzeba użyć ich wszystkich, co w sumie kosztowałoby 9 Action Tokenów, mimo że problem wymaga łącznie siedmiu punktów mocy.</text:span></text:p>
      <text:p text:style-name="P2"><text:span text:style-name="T2">Co poszło nie tak? Po prostu moc przyjaciół jest niedopasowana do wymagań problemu. Mając różowych przyjaciół o mocy 3 i fioletowych o mocy 2, należało wybrać np. problem Wrapping up Winter (4 fioletowego i 3 niefioletowego). Z taką ręką można by go skonfrontować kosztem sześciu tokenów (zagrywając obydwa Blue Moon i przesuwając Mane), czyli zużywając nawet jeden token mniej niż wynosi suma wymagań problemu. </text:span></text:p>
      <text:p text:style-name="P2"><text:span text:style-name="T2">Krótko mówiąc: problemy należy dobierać tak, aby ich wymagania były równe mocy przyjaciół, którymi gramy, lub były wielokrotnością tej mocy. Po raz kolejny nowe możliwości otwiera tutaj „Equestrian Odysseys”, który wprowadza problemy rozwiązywalne dowolnym kolorem (4 dowolnego jest bardziej elastyczne niż np. 2 różowego i 2 nieróżowego) albo problemy o wymaganiach typu „3 białego i 3 dowolnego” (czyli np. 6 białego). </text:span></text:p>
      <text:p text:style-name="P3"/>
      <text:p text:style-name="P2"><text:span text:style-name="T2">6. Synergia</text:span></text:p>
      <text:p text:style-name="P4"/>
      <text:p text:style-name="P2"><text:soft-page-break/><text:span text:style-name="T2">Na zakończenie pozostawiłem najciekawszy element budowania talii, będący poniekąd sednem tej gry. Synergia to sposób, w jaki poszczególne karty ze sobą współpracują, razem tworząc większą wartość niż miałaby każda karta z osobna. </text:span></text:p>
      <text:p text:style-name="P2"><text:span text:style-name="T2">Dobrze jest na początku wybrać ogólną strategię, którą chcemy się posługiwać, a potem wybrać karty, które tę strategię wspomagają. Przykładowo, chcąc zbudować szybką talię, warto przyjrzeć się kolorowi niebieskiemu (Rainbow Dash, a jakże), w którym można znaleźć wiele kart zmniejszających koszty zagrywania czy przesuwania, albo żółtemu, który opiera się na przyjaciołach o niskiej mocy, a więc i niskich kosztach. Chcąc utrudniać życie przeciwnikowi, można natomiast spojrzeć na biały, który pozwala przejmować kontrolę nad postaciami przeciwnika, czy też zaglądać przeciwnikowi w talię i ustawiać ją po swojemu.</text:span></text:p>
      <text:p text:style-name="P2"><text:span text:style-name="T2">Kolejnym etapem jest wybranie dwóch lub trzech kart, które będą stanowiły silnik naszej talii, czyli jakąś mechanikę, którą można wykorzystać kilkukrotnie dla własnej korzyści. </text:span></text:p>
      <text:p text:style-name="P2"><text:span text:style-name="T2">Przykładem takiego silnika może być np. kombinacja DJ Pon-3, Everypony’s Shufflin i Pile of Presents. Ta pierwsza pozwala w dowolnym momencie gry wymusić wtasowanie ręki obu graczy do talii i dobranie czterech kart (przy czym sama również trafia do talii, więc może być wyciągnięta po raz kolejny), a ta druga pozwala zdobyć punkt, kiedy przeciwnik w swojej turze dobierze pięć kart.</text:span></text:p>
      <text:p text:style-name="P2"><text:span text:style-name="T2">Mając wymyśloną podstawową mechanikę talii, można poszukać kart, które ją wspomogą. Jaki jest podstawowy problem z wyżej opisaną kombinacją kart? Taki, że prawdopodobieństwo wyciągnięcia ich dwóch w najdalej piątej turze (zakładając, że mamy ich po trzy sztuki) to ok. 33%. Na szczęście DJ to karta różowa, a więc w kolorze, którego specjalnością jest wyciąganie dodatkowych kart. Wrzucając do talii takie karty jak Berry Punch, All-night Partier czy Let’s Get This Party Started i wybierając jako Mane kartę DJ Pon-3, Party Starter, można znacznie zwiększyć liczbę dobieranych kart, a tym samym prawdopodobieństwo kilkukrotnego wyciągnięcia karty Everypony’s Shufflin. Całość można według własnego uznania uzupełnić kartami utrudniającymi życie przeciwnikowi (różowy kolor zawiera np. sporo kart usuwających z gry przyjaciół przeciwnika) lub wspomagającymi nasze działania.</text:span></text:p>
      <text:p text:style-name="P3"/>
      <text:p text:style-name="P2"><text:span text:style-name="T2">Tak naprawdę w tym dążeniu do synergii między kartami najważniejsza jest pomysłowość i wyobraźnia gracza, a także znajomość dostępnych kart i zasad gry. Zawsze należy mieć na uwadze to, jaka jest szansa wyciągnięcia tych kilku kart, które są podstawą talii. Każdy z kolorów ma różne mechanizmy, które umożliwiają zwiększenie tej szansy: przyjaciół, którzy pozwalają dobrać innego przyjaciela z własnej talii (taką zdolność posiada oczywiście Pinkie Pie), zdarzenia, które pozwalają dobrać kartę określonego typu, czy zdolności pozwalające przeglądać i </text:span><text:soft-page-break/><text:span text:style-name="T2">porządkować karty z wierzchu stosu. Są one, moim zdaniem, niezbędnym elementem w każdej talii.</text:span></text:p>
      <text:p text:style-name="P3"/>
      <text:p text:style-name="P2"><text:span text:style-name="T2">7. Testowanie talii</text:span></text:p>
      <text:p text:style-name="P4"/>
      <text:p text:style-name="P2"><text:span text:style-name="T2">Sprawa jest prosta. Należy potasować talię, po czym podzielić ją na siedem stosów po sześć kart. Teraz wyobraź sobie, że każdy z tych stosów jest Twoją ręką startową, z którą zaczynasz grę. Czy jesteś w stanie skonfrontować swój problem startowy w drugiej turze? Czy będziesz w stanie obrócić swojego Mane? Jeśli dla każdej z siedmiu stert odpowiedź brzmi „tak”, to najprawdopodobniej talia jest całkiem grywalna.</text:span></text:p>
      <text:p text:style-name="P3"/>
      <text:p text:style-name="P2"><text:span text:style-name="T2">8. Podsumowanie</text:span></text:p>
      <text:p text:style-name="P4"/>
      <text:p text:style-name="P2"><text:span text:style-name="T2">Wyżej opisane zagadnienia to oczywiście tylko wierzchołek góry lodowej, a sama gra jest wyjątkowo złożona jak na coś, co powstało w oparciu o kreskówkę o pastelowych konikach (wielu porównuje ją z „Magic: the Gathering”, przy czym to Magic jest tą prostszą). Mam jednak nadzieję, że niniejszy poradnik okaże się przydatny i przynajmniej kilku osobom ułatwi początek przygody z MLP:CCG.</text:span></text:p>
      <text:p text:style-name="P3"/>
      <text:p text:style-name="P2"><text:span text:style-name="T2">Grafika tytułowa:</text:span></text:p>
      <text:p text:style-name="P2"><text:a xlink:type="simple" xlink:href="http://lyraheartstrings.pl/blog/wp-content/uploads/2015/10/bannerCCG.jpg" text:style-name="Internet_20_link" text:visited-style-name="Visited_20_Internet_20_Link">http</text:a><text:a xlink:type="simple" xlink:href="http://lyraheartstrings.pl/blog/wp-content/uploads/2015/10/bannerCCG.jpg" text:style-name="Internet_20_link" text:visited-style-name="Visited_20_Internet_20_Link">://</text:a><text:a xlink:type="simple" xlink:href="http://lyraheartstrings.pl/blog/wp-content/uploads/2015/10/bannerCCG.jpg" text:style-name="Internet_20_link" text:visited-style-name="Visited_20_Internet_20_Link">lyraheartstrings</text:a><text:a xlink:type="simple" xlink:href="http://lyraheartstrings.pl/blog/wp-content/uploads/2015/10/bannerCCG.jpg" text:style-name="Internet_20_link" text:visited-style-name="Visited_20_Internet_20_Link">.</text:a><text:a xlink:type="simple" xlink:href="http://lyraheartstrings.pl/blog/wp-content/uploads/2015/10/bannerCCG.jpg" text:style-name="Internet_20_link" text:visited-style-name="Visited_20_Internet_20_Link">pl</text:a><text:a xlink:type="simple" xlink:href="http://lyraheartstrings.pl/blog/wp-content/uploads/2015/10/bannerCCG.jpg" text:style-name="Internet_20_link" text:visited-style-name="Visited_20_Internet_20_Link">/</text:a><text:a xlink:type="simple" xlink:href="http://lyraheartstrings.pl/blog/wp-content/uploads/2015/10/bannerCCG.jpg" text:style-name="Internet_20_link" text:visited-style-name="Visited_20_Internet_20_Link">blog</text:a><text:a xlink:type="simple" xlink:href="http://lyraheartstrings.pl/blog/wp-content/uploads/2015/10/bannerCCG.jpg" text:style-name="Internet_20_link" text:visited-style-name="Visited_20_Internet_20_Link">/</text:a><text:a xlink:type="simple" xlink:href="http://lyraheartstrings.pl/blog/wp-content/uploads/2015/10/bannerCCG.jpg" text:style-name="Internet_20_link" text:visited-style-name="Visited_20_Internet_20_Link">wp</text:a><text:a xlink:type="simple" xlink:href="http://lyraheartstrings.pl/blog/wp-content/uploads/2015/10/bannerCCG.jpg" text:style-name="Internet_20_link" text:visited-style-name="Visited_20_Internet_20_Link">-</text:a><text:a xlink:type="simple" xlink:href="http://lyraheartstrings.pl/blog/wp-content/uploads/2015/10/bannerCCG.jpg" text:style-name="Internet_20_link" text:visited-style-name="Visited_20_Internet_20_Link">content</text:a><text:a xlink:type="simple" xlink:href="http://lyraheartstrings.pl/blog/wp-content/uploads/2015/10/bannerCCG.jpg" text:style-name="Internet_20_link" text:visited-style-name="Visited_20_Internet_20_Link">/</text:a><text:a xlink:type="simple" xlink:href="http://lyraheartstrings.pl/blog/wp-content/uploads/2015/10/bannerCCG.jpg" text:style-name="Internet_20_link" text:visited-style-name="Visited_20_Internet_20_Link">uploads</text:a><text:a xlink:type="simple" xlink:href="http://lyraheartstrings.pl/blog/wp-content/uploads/2015/10/bannerCCG.jpg" text:style-name="Internet_20_link" text:visited-style-name="Visited_20_Internet_20_Link">/2015/10/</text:a><text:a xlink:type="simple" xlink:href="http://lyraheartstrings.pl/blog/wp-content/uploads/2015/10/bannerCCG.jpg" text:style-name="Internet_20_link" text:visited-style-name="Visited_20_Internet_20_Link">bannerCCG</text:a><text:a xlink:type="simple" xlink:href="http://lyraheartstrings.pl/blog/wp-content/uploads/2015/10/bannerCCG.jpg" text:style-name="Internet_20_link" text:visited-style-name="Visited_20_Internet_20_Link">.</text:a><text:a xlink:type="simple" xlink:href="http://lyraheartstrings.pl/blog/wp-content/uploads/2015/10/bannerCCG.jpg" text:style-name="Internet_20_link" text:visited-style-name="Visited_20_Internet_20_Link">jpg</text:a></text:p>
      <text:p text:style-name="P3"/>
      <text:p text:style-name="P2"><text:span text:style-name="T2">Grafiki:</text:span></text:p>
      <text:p text:style-name="P2"><text:a xlink:type="simple" xlink:href="http://lyraheartstrings.pl/blog/wp-content/uploads/2015/10/doborproblemow.jpg" text:style-name="Internet_20_link" text:visited-style-name="Visited_20_Internet_20_Link">http</text:a><text:a xlink:type="simple" xlink:href="http://lyraheartstrings.pl/blog/wp-content/uploads/2015/10/doborproblemow.jpg" text:style-name="Internet_20_link" text:visited-style-name="Visited_20_Internet_20_Link">://</text:a><text:a xlink:type="simple" xlink:href="http://lyraheartstrings.pl/blog/wp-content/uploads/2015/10/doborproblemow.jpg" text:style-name="Internet_20_link" text:visited-style-name="Visited_20_Internet_20_Link">lyraheartstrings</text:a><text:a xlink:type="simple" xlink:href="http://lyraheartstrings.pl/blog/wp-content/uploads/2015/10/doborproblemow.jpg" text:style-name="Internet_20_link" text:visited-style-name="Visited_20_Internet_20_Link">.</text:a><text:a xlink:type="simple" xlink:href="http://lyraheartstrings.pl/blog/wp-content/uploads/2015/10/doborproblemow.jpg" text:style-name="Internet_20_link" text:visited-style-name="Visited_20_Internet_20_Link">pl</text:a><text:a xlink:type="simple" xlink:href="http://lyraheartstrings.pl/blog/wp-content/uploads/2015/10/doborproblemow.jpg" text:style-name="Internet_20_link" text:visited-style-name="Visited_20_Internet_20_Link">/</text:a><text:a xlink:type="simple" xlink:href="http://lyraheartstrings.pl/blog/wp-content/uploads/2015/10/doborproblemow.jpg" text:style-name="Internet_20_link" text:visited-style-name="Visited_20_Internet_20_Link">blog</text:a><text:a xlink:type="simple" xlink:href="http://lyraheartstrings.pl/blog/wp-content/uploads/2015/10/doborproblemow.jpg" text:style-name="Internet_20_link" text:visited-style-name="Visited_20_Internet_20_Link">/</text:a><text:a xlink:type="simple" xlink:href="http://lyraheartstrings.pl/blog/wp-content/uploads/2015/10/doborproblemow.jpg" text:style-name="Internet_20_link" text:visited-style-name="Visited_20_Internet_20_Link">wp</text:a><text:a xlink:type="simple" xlink:href="http://lyraheartstrings.pl/blog/wp-content/uploads/2015/10/doborproblemow.jpg" text:style-name="Internet_20_link" text:visited-style-name="Visited_20_Internet_20_Link">-</text:a><text:a xlink:type="simple" xlink:href="http://lyraheartstrings.pl/blog/wp-content/uploads/2015/10/doborproblemow.jpg" text:style-name="Internet_20_link" text:visited-style-name="Visited_20_Internet_20_Link">content</text:a><text:a xlink:type="simple" xlink:href="http://lyraheartstrings.pl/blog/wp-content/uploads/2015/10/doborproblemow.jpg" text:style-name="Internet_20_link" text:visited-style-name="Visited_20_Internet_20_Link">/</text:a><text:a xlink:type="simple" xlink:href="http://lyraheartstrings.pl/blog/wp-content/uploads/2015/10/doborproblemow.jpg" text:style-name="Internet_20_link" text:visited-style-name="Visited_20_Internet_20_Link">uploads</text:a><text:a xlink:type="simple" xlink:href="http://lyraheartstrings.pl/blog/wp-content/uploads/2015/10/doborproblemow.jpg" text:style-name="Internet_20_link" text:visited-style-name="Visited_20_Internet_20_Link">/2015/10/</text:a><text:a xlink:type="simple" xlink:href="http://lyraheartstrings.pl/blog/wp-content/uploads/2015/10/doborproblemow.jpg" text:style-name="Internet_20_link" text:visited-style-name="Visited_20_Internet_20_Link">doborproblemow</text:a><text:a xlink:type="simple" xlink:href="http://lyraheartstrings.pl/blog/wp-content/uploads/2015/10/doborproblemow.jpg" text:style-name="Internet_20_link" text:visited-style-name="Visited_20_Internet_20_Link">.</text:a><text:a xlink:type="simple" xlink:href="http://lyraheartstrings.pl/blog/wp-content/uploads/2015/10/doborproblemow.jpg" text:style-name="Internet_20_link" text:visited-style-name="Visited_20_Internet_20_Link">jpg</text:a></text:p>
      <text:p text:style-name="P2"><text:a xlink:type="simple" xlink:href="http://lyraheartstrings.pl/blog/wp-content/uploads/2015/10/koloryiwymagania.jpg" text:style-name="Internet_20_link" text:visited-style-name="Visited_20_Internet_20_Link">http</text:a><text:a xlink:type="simple" xlink:href="http://lyraheartstrings.pl/blog/wp-content/uploads/2015/10/koloryiwymagania.jpg" text:style-name="Internet_20_link" text:visited-style-name="Visited_20_Internet_20_Link">://</text:a><text:a xlink:type="simple" xlink:href="http://lyraheartstrings.pl/blog/wp-content/uploads/2015/10/koloryiwymagania.jpg" text:style-name="Internet_20_link" text:visited-style-name="Visited_20_Internet_20_Link">lyraheartstrings</text:a><text:a xlink:type="simple" xlink:href="http://lyraheartstrings.pl/blog/wp-content/uploads/2015/10/koloryiwymagania.jpg" text:style-name="Internet_20_link" text:visited-style-name="Visited_20_Internet_20_Link">.</text:a><text:a xlink:type="simple" xlink:href="http://lyraheartstrings.pl/blog/wp-content/uploads/2015/10/koloryiwymagania.jpg" text:style-name="Internet_20_link" text:visited-style-name="Visited_20_Internet_20_Link">pl</text:a><text:a xlink:type="simple" xlink:href="http://lyraheartstrings.pl/blog/wp-content/uploads/2015/10/koloryiwymagania.jpg" text:style-name="Internet_20_link" text:visited-style-name="Visited_20_Internet_20_Link">/</text:a><text:a xlink:type="simple" xlink:href="http://lyraheartstrings.pl/blog/wp-content/uploads/2015/10/koloryiwymagania.jpg" text:style-name="Internet_20_link" text:visited-style-name="Visited_20_Internet_20_Link">blog</text:a><text:a xlink:type="simple" xlink:href="http://lyraheartstrings.pl/blog/wp-content/uploads/2015/10/koloryiwymagania.jpg" text:style-name="Internet_20_link" text:visited-style-name="Visited_20_Internet_20_Link">/</text:a><text:a xlink:type="simple" xlink:href="http://lyraheartstrings.pl/blog/wp-content/uploads/2015/10/koloryiwymagania.jpg" text:style-name="Internet_20_link" text:visited-style-name="Visited_20_Internet_20_Link">wp</text:a><text:a xlink:type="simple" xlink:href="http://lyraheartstrings.pl/blog/wp-content/uploads/2015/10/koloryiwymagania.jpg" text:style-name="Internet_20_link" text:visited-style-name="Visited_20_Internet_20_Link">-</text:a><text:a xlink:type="simple" xlink:href="http://lyraheartstrings.pl/blog/wp-content/uploads/2015/10/koloryiwymagania.jpg" text:style-name="Internet_20_link" text:visited-style-name="Visited_20_Internet_20_Link">content</text:a><text:a xlink:type="simple" xlink:href="http://lyraheartstrings.pl/blog/wp-content/uploads/2015/10/koloryiwymagania.jpg" text:style-name="Internet_20_link" text:visited-style-name="Visited_20_Internet_20_Link">/</text:a><text:a xlink:type="simple" xlink:href="http://lyraheartstrings.pl/blog/wp-content/uploads/2015/10/koloryiwymagania.jpg" text:style-name="Internet_20_link" text:visited-style-name="Visited_20_Internet_20_Link">uploads</text:a><text:a xlink:type="simple" xlink:href="http://lyraheartstrings.pl/blog/wp-content/uploads/2015/10/koloryiwymagania.jpg" text:style-name="Internet_20_link" text:visited-style-name="Visited_20_Internet_20_Link">/2015/10/</text:a><text:a xlink:type="simple" xlink:href="http://lyraheartstrings.pl/blog/wp-content/uploads/2015/10/koloryiwymagania.jpg" text:style-name="Internet_20_link" text:visited-style-name="Visited_20_Internet_20_Link">koloryiwymagania</text:a><text:a xlink:type="simple" xlink:href="http://lyraheartstrings.pl/blog/wp-content/uploads/2015/10/koloryiwymagania.jpg" text:style-name="Internet_20_link" text:visited-style-name="Visited_20_Internet_20_Link">.</text:a><text:a xlink:type="simple" xlink:href="http://lyraheartstrings.pl/blog/wp-content/uploads/2015/10/koloryiwymagania.jpg" text:style-name="Internet_20_link" text:visited-style-name="Visited_20_Internet_20_Link">jpg</text:a></text:p>
      <text:p text:style-name="P2"><text:a xlink:type="simple" xlink:href="http://lyraheartstrings.pl/blog/wp-content/uploads/2015/10/synergia.jpg" text:style-name="Internet_20_link" text:visited-style-name="Visited_20_Internet_20_Link">http</text:a><text:a xlink:type="simple" xlink:href="http://lyraheartstrings.pl/blog/wp-content/uploads/2015/10/synergia.jpg" text:style-name="Internet_20_link" text:visited-style-name="Visited_20_Internet_20_Link">://</text:a><text:a xlink:type="simple" xlink:href="http://lyraheartstrings.pl/blog/wp-content/uploads/2015/10/synergia.jpg" text:style-name="Internet_20_link" text:visited-style-name="Visited_20_Internet_20_Link">lyraheartstrings</text:a><text:a xlink:type="simple" xlink:href="http://lyraheartstrings.pl/blog/wp-content/uploads/2015/10/synergia.jpg" text:style-name="Internet_20_link" text:visited-style-name="Visited_20_Internet_20_Link">.</text:a><text:a xlink:type="simple" xlink:href="http://lyraheartstrings.pl/blog/wp-content/uploads/2015/10/synergia.jpg" text:style-name="Internet_20_link" text:visited-style-name="Visited_20_Internet_20_Link">pl</text:a><text:a xlink:type="simple" xlink:href="http://lyraheartstrings.pl/blog/wp-content/uploads/2015/10/synergia.jpg" text:style-name="Internet_20_link" text:visited-style-name="Visited_20_Internet_20_Link">/</text:a><text:a xlink:type="simple" xlink:href="http://lyraheartstrings.pl/blog/wp-content/uploads/2015/10/synergia.jpg" text:style-name="Internet_20_link" text:visited-style-name="Visited_20_Internet_20_Link">blog</text:a><text:a xlink:type="simple" xlink:href="http://lyraheartstrings.pl/blog/wp-content/uploads/2015/10/synergia.jpg" text:style-name="Internet_20_link" text:visited-style-name="Visited_20_Internet_20_Link">/</text:a><text:a xlink:type="simple" xlink:href="http://lyraheartstrings.pl/blog/wp-content/uploads/2015/10/synergia.jpg" text:style-name="Internet_20_link" text:visited-style-name="Visited_20_Internet_20_Link">wp</text:a><text:a xlink:type="simple" xlink:href="http://lyraheartstrings.pl/blog/wp-content/uploads/2015/10/synergia.jpg" text:style-name="Internet_20_link" text:visited-style-name="Visited_20_Internet_20_Link">-</text:a><text:a xlink:type="simple" xlink:href="http://lyraheartstrings.pl/blog/wp-content/uploads/2015/10/synergia.jpg" text:style-name="Internet_20_link" text:visited-style-name="Visited_20_Internet_20_Link">content</text:a><text:a xlink:type="simple" xlink:href="http://lyraheartstrings.pl/blog/wp-content/uploads/2015/10/synergia.jpg" text:style-name="Internet_20_link" text:visited-style-name="Visited_20_Internet_20_Link">/</text:a><text:a xlink:type="simple" xlink:href="http://lyraheartstrings.pl/blog/wp-content/uploads/2015/10/synergia.jpg" text:style-name="Internet_20_link" text:visited-style-name="Visited_20_Internet_20_Link">uploads</text:a><text:a xlink:type="simple" xlink:href="http://lyraheartstrings.pl/blog/wp-content/uploads/2015/10/synergia.jpg" text:style-name="Internet_20_link" text:visited-style-name="Visited_20_Internet_20_Link">/2015/10/</text:a><text:a xlink:type="simple" xlink:href="http://lyraheartstrings.pl/blog/wp-content/uploads/2015/10/synergia.jpg" text:style-name="Internet_20_link" text:visited-style-name="Visited_20_Internet_20_Link">synergia</text:a><text:a xlink:type="simple" xlink:href="http://lyraheartstrings.pl/blog/wp-content/uploads/2015/10/synergia.jpg" text:style-name="Internet_20_link" text:visited-style-name="Visited_20_Internet_20_Link">.</text:a><text:a xlink:type="simple" xlink:href="http://lyraheartstrings.pl/blog/wp-content/uploads/2015/10/synergia.jpg" text:style-name="Internet_20_link" text:visited-style-name="Visited_20_Internet_20_Link">jpg</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1.905cm"/>
      </text:list-level-style-number>
      <text:list-level-style-number text:level="2" text:style-name="List1Level1" style:num-suffix="." style:num-format="a">
        <style:list-level-properties text:space-before="1.905cm" text:min-label-width="1.905cm"/>
      </text:list-level-style-number>
      <text:list-level-style-number text:level="3" text:style-name="List1Level2" style:num-suffix="." style:num-format="i">
        <style:list-level-properties text:min-label-width="5.08cm" text:min-label-distance="1.588cm" fo:text-align="end"/>
      </text:list-level-style-number>
      <text:list-level-style-number text:level="4" text:style-name="List1Level3" style:num-suffix="." style:num-format="1">
        <style:list-level-properties text:space-before="4.445cm" text:min-label-width="1.905cm"/>
      </text:list-level-style-number>
      <text:list-level-style-number text:level="5" text:style-name="List1Level4" style:num-suffix="." style:num-format="a">
        <style:list-level-properties text:space-before="5.715cm" text:min-label-width="1.905cm"/>
      </text:list-level-style-number>
      <text:list-level-style-number text:level="6" text:style-name="List1Level5" style:num-suffix="." style:num-format="i">
        <style:list-level-properties text:min-label-width="8.89cm" text:min-label-distance="1.588cm" fo:text-align="end"/>
      </text:list-level-style-number>
      <text:list-level-style-number text:level="7" text:style-name="List1Level6" style:num-suffix="." style:num-format="1">
        <style:list-level-properties text:space-before="8.255cm" text:min-label-width="1.905cm"/>
      </text:list-level-style-number>
      <text:list-level-style-number text:level="8" text:style-name="List1Level7" style:num-suffix="." style:num-format="a">
        <style:list-level-properties text:space-before="9.525cm" text:min-label-width="1.905cm"/>
      </text:list-level-style-number>
      <text:list-level-style-number text:level="9" text:style-name="List1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2</meta:editing-cycles>
    <dc:date>2015-10-07T21:42:22.436000000</dc:date>
    <meta:editing-duration>PT7H54M11S</meta:editing-duration>
    <meta:document-statistic meta:table-count="0" meta:image-count="0" meta:object-count="0" meta:page-count="6" meta:paragraph-count="50" meta:word-count="2015" meta:character-count="13823" meta:non-whitespace-character-count="11837"/>
  </office:meta>
</office:document-meta>
</file>